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15.9cm"/>
    </style:style>
    <style:style style:name="gr2" style:family="graphic" style:parent-style-name="standard">
      <style:graphic-properties draw:fill-color="#66ccff" draw:textarea-horizontal-align="justify" draw:textarea-vertical-align="middle" draw:auto-grow-height="false" fo:min-height="0.85cm" fo:min-width="5.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6.7cm"/>
    </style:style>
    <style:style style:name="gr5" style:family="graphic" style:parent-style-name="standard">
      <style:graphic-properties draw:textarea-horizontal-align="justify" draw:textarea-vertical-align="middle" draw:auto-grow-height="false" fo:min-height="1.05cm" fo:min-width="6.7cm"/>
    </style:style>
    <style:style style:name="gr6" style:family="graphic" style:parent-style-name="standard">
      <style:graphic-properties draw:fill-color="#66ccff" draw:textarea-horizontal-align="justify" draw:textarea-vertical-align="middle" draw:auto-grow-height="false" fo:min-height="0.85cm" fo:min-width="10.8cm"/>
    </style:style>
    <style:style style:name="gr7" style:family="graphic" style:parent-style-name="standard">
      <style:graphic-properties draw:textarea-horizontal-align="justify" draw:textarea-vertical-align="middle" draw:auto-grow-height="false" fo:min-height="0.85cm" fo:min-width="10.8cm"/>
    </style:style>
    <style:style style:name="gr8" style:family="graphic" style:parent-style-name="standard">
      <style:graphic-properties draw:fill-color="#66ccff" draw:textarea-horizontal-align="justify" draw:textarea-vertical-align="middle" draw:auto-grow-height="false" fo:min-height="0.85cm" fo:min-width="16.1cm"/>
    </style:style>
    <style:style style:name="gr9" style:family="graphic" style:parent-style-name="standard">
      <style:graphic-properties draw:textarea-horizontal-align="justify" draw:textarea-vertical-align="middle" draw:auto-grow-height="false" fo:min-height="0.85cm" fo:min-width="16.1cm"/>
    </style:style>
    <style:style style:name="P1" style:family="paragraph">
      <style:paragraph-properties fo:text-align="center"/>
    </style:style>
    <style:style style:name="P2" style:family="paragraph">
      <loext:graphic-properties draw:fill-color="#66cc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tructure" draw:style-name="dp1" draw:master-page-name="默认">
        <draw:custom-shape draw:style-name="gr1" draw:text-style-name="P1" draw:layer="layout" svg:width="16.4cm" svg:height="1.3cm" svg:x="2.2cm" svg:y="1cm">
          <text:p text:style-name="P1">public/include/bas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cm" svg:height="1.1cm" svg:x="2.2cm" svg:y="3.5cm">
          <text:p text:style-name="P1">GkcSy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cm" svg:height="1.1cm" svg:x="2.2cm" svg:y="4.6cm">
          <text:p text:style-name="P1">_GkcSys.h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7cm" svg:y1="3.5cm" svg:x2="5.7cm" svg:y2="2.3cm">
          <text:p/>
        </draw:line>
        <draw:custom-shape draw:style-name="gr4" draw:text-style-name="P1" draw:layer="layout" svg:width="7.2cm" svg:height="1.1cm" svg:x="2.2cm" svg:y="6.8cm">
          <text:p text:style-name="P1">GkcSys.h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2cm" svg:height="1.3cm" svg:x="2.2cm" svg:y="7.9cm">
          <text:p text:style-name="P1">public/include/sys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7cm" svg:y1="6.8cm" svg:x2="5.7cm" svg:y2="5.7cm">
          <text:p/>
        </draw:line>
        <draw:custom-shape draw:style-name="gr6" draw:text-style-name="P2" draw:layer="layout" svg:width="11.3cm" svg:height="1.1cm" svg:x="2.2cm" svg:y="10.3cm">
          <text:p text:style-name="P1">GkcCompil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714cm" svg:y1="10.3cm" svg:x2="5.714cm" svg:y2="9.2cm">
          <text:p/>
        </draw:line>
        <draw:line draw:style-name="gr3" draw:text-style-name="P3" draw:layer="layout" svg:x1="10.7cm" svg:y1="10.3cm" svg:x2="10.7cm" svg:y2="2.3cm">
          <text:p/>
        </draw:line>
        <draw:custom-shape draw:style-name="gr6" draw:text-style-name="P2" draw:layer="layout" svg:width="11.3cm" svg:height="1.1cm" svg:x="2.2cm" svg:y="11.4cm">
          <text:p text:style-name="P1">_GkcCompiler.h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1.3cm" svg:height="1.1cm" svg:x="2.2cm" svg:y="13.6cm">
          <text:p text:style-name="P1">GkcCompiler.h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2cm" svg:y1="13.6cm" svg:x2="8.2cm" svg:y2="12.5cm">
          <text:p/>
        </draw:line>
        <draw:custom-shape draw:style-name="gr7" draw:text-style-name="P1" draw:layer="layout" svg:width="11.3cm" svg:height="1.1cm" svg:x="2.2cm" svg:y="14.7cm">
          <text:p text:style-name="P1">public/include/compiler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6.6cm" svg:height="1.1cm" svg:x="2.2cm" svg:y="16.906cm">
          <text:p text:style-name="P1">GkcParser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6.6cm" svg:height="1.1cm" svg:x="2.2cm" svg:y="18cm">
          <text:p text:style-name="P1">_GkcParser.h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2cm" svg:y1="16.9cm" svg:x2="8.2cm" svg:y2="15.8cm">
          <text:p/>
        </draw:line>
        <draw:line draw:style-name="gr3" draw:text-style-name="P3" draw:layer="layout" svg:x1="14.9cm" svg:y1="16.9cm" svg:x2="14.9cm" svg:y2="2.3cm">
          <text:p/>
        </draw:line>
        <draw:custom-shape draw:style-name="gr9" draw:text-style-name="P1" draw:layer="layout" svg:width="16.6cm" svg:height="1.1cm" svg:x="2.2cm" svg:y="20.2cm">
          <text:p text:style-name="P1">GkcParser.h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6.6cm" svg:height="1.1cm" svg:x="2.2cm" svg:y="21.3cm">
          <text:p text:style-name="P1">public/include/pars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7cm" svg:y1="20.2cm" svg:x2="10.7cm" svg:y2="19.1cm">
          <text:p/>
        </draw:line>
        <draw:custom-shape draw:style-name="gr5" draw:text-style-name="P1" draw:layer="layout" svg:width="7.2cm" svg:height="1.3cm" svg:x="12.8cm" svg:y="7.9cm">
          <text:p text:style-name="P1">public/include/ui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7.7cm" svg:y1="7.9cm" svg:x2="17.7cm" svg:y2="2.3cm">
          <text:p/>
        </draw:line>
        <draw:line draw:style-name="gr3" draw:text-style-name="P3" draw:layer="layout" svg:x1="12.8cm" svg:y1="8.6cm" svg:x2="9.4cm" svg:y2="8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1T09:40:08.304000000</meta:creation-date>
    <dc:date>2016-02-16T00:53:39.816000000</dc:date>
    <meta:editing-duration>P13DT15H11M7S</meta:editing-duration>
    <meta:editing-cycles>7</meta:editing-cycles>
    <meta:generator>LibreOffice/5.0.2.2$Windows_X86_64 LibreOffice_project/37b43f919e4de5eeaca9b9755ed688758a8251fe</meta:generator>
    <meta:document-statistic meta:object-count="24"/>
  </office:meta>
</office:document-meta>
</file>